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6" style:family="paragraph" style:parent-style-name="Table_20_Contents">
      <style:text-properties officeooo:paragraph-rsid="005460a5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text-properties officeooo:rsid="005460a5" officeooo:paragraph-rsid="005460a5"/>
    </style:style>
    <style:style style:name="P60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4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5" style:family="paragraph" style:parent-style-name="Frame_20_contents">
      <style:paragraph-properties fo:text-align="justify" style:justify-single-word="fals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officeooo:rsid="00247d45" style:text-scale="101%"/>
    </style:style>
    <style:style style:name="T38" style:family="text">
      <style:text-properties officeooo:rsid="00501cee" style:text-scale="101%"/>
    </style:style>
    <style:style style:name="T39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0" style:family="text">
      <style:text-properties fo:letter-spacing="-0.007cm"/>
    </style:style>
    <style:style style:name="T41" style:family="text">
      <style:text-properties fo:letter-spacing="-0.007cm" officeooo:rsid="003bb9d8"/>
    </style:style>
    <style:style style:name="T42" style:family="text">
      <style:text-properties fo:letter-spacing="-0.007cm" fo:font-style="italic" style:font-style-asian="italic" style:font-style-complex="italic"/>
    </style:style>
    <style:style style:name="T43" style:family="text">
      <style:text-properties fo:letter-spacing="-0.007cm" fo:font-style="normal" officeooo:rsid="000f4c70" style:font-style-asian="normal" style:font-style-complex="normal"/>
    </style:style>
    <style:style style:name="T44" style:family="text">
      <style:text-properties fo:letter-spacing="-0.007cm" fo:font-style="normal" officeooo:rsid="001c3d3e" style:font-style-asian="normal" style:font-style-complex="normal"/>
    </style:style>
    <style:style style:name="T4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&gt;</text:placeholder></text:p>
          </table:table-cell>
          <table:table-cell table:style-name="Tabla4.A2" office:value-type="string">
            <text:p text:style-name="P67"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67"><text:text-input text:description="&lt;formatLang(line.printed_price_unit)&gt;">9.999,50</text:text-input></text:p>
          </table:table-cell>
          <table:table-cell table:style-name="Tabla4.A2" office:value-type="string">
            <text:p text:style-name="P67"><text:text-input text:description="&lt;formatLang(line.discount)&gt;">10,5</text:text-input>%</text:p>
          </table:table-cell>
          <table:table-cell table:style-name="Tabla4.A2" office:value-type="string">
            <text:p text:style-name="P32"><text:text-input text:description="&lt;formatLang(line.printed_price_net)&gt;">9.999,50</text:text-input></text:p>
          </table:table-cell>
          <table:table-cell table:style-name="Tabla4.A2" office:value-type="string">
            <text:p text:style-name="P66"><text:span text:style-name="T14"><text:text-input text:description="&lt;formatLang(line.quantity)&gt;">25,45</text:text-input></text:span><text:span text:style-name="T14"> </text:span><text:span text:style-name="T14"><text:text-input text:description="&lt;line.uos_id.name&gt;">kgs.</text:text-input></text:span></text:p>
          </table:table-cell>
          <table:table-cell table:style-name="Tabla4.A2" office:value-type="string">
            <text:p text:style-name="P67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2"><text:span text:style-name="T33"><text:placeholder text:placeholder-type="text">&lt;if test="o.comment"&gt;</text:placeholder></text:span><text:span text:style-name="T36">OBSERVACIONES</text:span>: <text:span text:style-name="T32"><text:placeholder text:placeholder-type="text">&lt;o.comment&gt;</text:placeholder></text:span><text:span text:style-name="T32"><text:placeholder text:placeholder-type="text">&lt;/if&gt;</text:placeholder></text:span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3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2">Descripción</text:p>
                </table:table-cell>
                <table:table-cell table:style-name="Table3.A1" office:value-type="string">
                  <text:p text:style-name="P52">Detalle</text:p>
                </table:table-cell>
                <table:table-cell table:style-name="Table3.A1" office:value-type="string">
                  <text:p text:style-name="P53">Alic %</text:p>
                </table:table-cell>
                <table:table-cell table:style-name="Table3.D1" office:value-type="string">
                  <text:p text:style-name="P53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4"><text:span text:style-name="T64">Total Otros Tributos </text:span><text:span text:style-name="T34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5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1"><text:span text:style-name="T44">SUB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2" office:value-type="string">
            <text:p text:style-name="P56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2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3"><text:text-input text:description="&lt;for each=&quot;line in o.printed_tax_ids&quot;&gt;">For each line</text:text-input></text:p>
            <text:p text:style-name="P75"><text:text-input text:description="&lt;line.tax_code_id.name&gt;">IVA 21%</text:text-input></text:p>
            <text:p text:style-name="P74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6"><text:span text:style-name="T44">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5" office:value-type="string">
            <text:p text:style-name="P77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0"/>
          </table:table-cell>
          <table:covered-table-cell/>
          <table:covered-table-cell/>
          <table:covered-table-cell/>
        </table:table-row>
      </table:table>
      <text:p text:style-name="P20"/>
      <text:p text:style-name="P64"/>
      <text:p text:style-name="P64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Frame_20_contents">
      <style:paragraph-properties fo:text-align="justify" style:justify-single-word="false"/>
    </style:style>
    <style:style style:name="MP46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0">Descripción</text:p>
            </table:table-cell>
            <table:table-cell table:style-name="Table10.B1" office:value-type="string">
              <text:p text:style-name="MP41">%<text:span text:style-name="MT54">I.V.A.</text:span></text:p>
            </table:table-cell>
            <table:table-cell table:style-name="Table10.C1" office:value-type="string">
              <text:p text:style-name="MP40">P. Lista</text:p>
            </table:table-cell>
            <table:table-cell table:style-name="Table10.D1" office:value-type="string">
              <text:p text:style-name="MP41">%<text:span text:style-name="MT54">Bon.</text:span></text:p>
            </table:table-cell>
            <table:table-cell table:style-name="Table10.E1" office:value-type="string">
              <text:p text:style-name="MP40">P. Neto</text:p>
            </table:table-cell>
            <table:table-cell table:style-name="Table10.F1" office:value-type="string">
              <text:p text:style-name="MP40">Cantidad</text:p>
            </table:table-cell>
            <table:table-cell table:style-name="Table10.G1" office:value-type="string">
              <text:p text:style-name="MP40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3"><text:span text:style-name="MT55">CAE: </text:span><text:span text:style-name="MT55"><text:placeholder text:placeholder-type="text">&lt;o.afip_cae&gt;</text:placeholder></text:span><text:span text:style-name="MT55"> - Fecha Vto. CAE: </text:span><text:span text:style-name="MT5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4"><draw:frame draw:style-name="Mfr3" draw:name="image: asimage(o.afip_barcode_img)" text:anchor-type="paragraph" svg:y="-0.82cm" svg:width="6.364cm" draw:z-index="2"><draw:text-box fo:min-height="0.744cm"><text:p text:style-name="MP45"/></draw:text-box></draw:frame><text:placeholder text:placeholder-type="text">&lt;o.afip_barcode&gt;</text:placeholder></text:p>
            </table:table-cell>
          </table:table-row>
        </table:table>
        <text:p text:style-name="MP46"/>
        <text:p text:style-name="MP46"/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4-27T12:08:54.612586587</dc:date>
    <meta:editing-duration>P2DT2H38M11S</meta:editing-duration>
    <meta:editing-cycles>348</meta:editing-cycles>
    <meta:generator>LibreOffice/4.2.8.2$Linux_X86_64 LibreOffice_project/420m0$Build-2</meta:generator>
    <meta:document-statistic meta:table-count="8" meta:image-count="0" meta:object-count="0" meta:page-count="1" meta:paragraph-count="80" meta:word-count="323" meta:character-count="1820" meta:non-whitespace-character-count="1729"/>
  </office:meta>
</office:document-meta>
</file>